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textarea-horizontal-align="justify" draw:textarea-vertical-align="middle" draw:auto-grow-height="false" fo:min-height="0.385cm" fo:min-width="4.58cm"/>
    </style:style>
    <style:style style:name="gr2" style:family="graphic" style:parent-style-name="standard">
      <style:graphic-properties draw:stroke="dash" svg:stroke-color="#b2b2b2" draw:textarea-horizontal-align="justify" draw:textarea-vertical-align="middle" draw:auto-grow-height="false" fo:min-height="0.385cm" fo:min-width="4.58cm"/>
    </style:style>
    <style:style style:name="gr3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4.58cm"/>
    </style:style>
    <style:style style:name="gr5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6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7" style:family="graphic" style:parent-style-name="standard">
      <style:graphic-properties draw:stroke="dash" draw:textarea-horizontal-align="justify" draw:textarea-vertical-align="middle" draw:auto-grow-height="false" fo:min-height="0.385cm" fo:min-width="4.58cm"/>
    </style:style>
    <style:style style:name="gr8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11" style:family="graphic" style:parent-style-name="objectwithoutfill">
      <style:graphic-properties draw:stroke="dash" svg:stroke-color="#b2b2b2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8" draw:id="id18" draw:layer="layout" svg:width="5.08cm" svg:height="0.635cm" svg:x="14.97cm" svg:y="22.59cm">
          <text:p text:style-name="P1">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635cm" svg:x="14.97cm" svg:y="23.225cm">
          <text:p text:style-name="P1"><text:span text:style-name="T1">Activa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.08cm" svg:height="0.635cm" svg:x="4.429cm" svg:y="9.636cm">
          <text:p text:style-name="P1">TargetSourceHub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5.08cm" svg:height="0.635cm" svg:x="4.429cm" svg:y="10.271cm">
          <text:p text:style-name="P1"><text:span text:style-name="T1">Target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5.08cm" svg:height="0.635cm" svg:x="4.429cm" svg:y="9.001cm">
          <text:p text:style-name="P1">ShootableLineTargetRadar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5.08cm" svg:height="0.635cm" svg:x="4.429cm" svg:y="8.366cm">
          <text:p text:style-name="P1">TargetSnip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5.08cm" svg:height="0.635cm" svg:x="4.429cm" svg:y="7.731cm">
          <text:p text:style-name="P1">TargetRadar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.08cm" svg:height="0.635cm" svg:x="11.541cm" svg:y="8.493cm">
          <text:p text:style-name="P1">BalancingDifficul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11.541cm" svg:y="12.557cm">
          <text:p text:style-name="P1">ShootStringSet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5.08cm" svg:height="0.635cm" svg:x="11.541cm" svg:y="13.827cm">
          <text:p text:style-name="P1"><text:span text:style-name="T1">String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8" draw:id="id28" draw:layer="layout" svg:width="5.08cm" svg:height="0.635cm" svg:x="11.541cm" svg:y="11.922cm">
          <text:p text:style-name="P1">RandomNumberSource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5.08cm" svg:height="0.635cm" svg:x="7.985cm" svg:y="16.494cm">
          <text:p text:style-name="P1">TargetRegistry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5.08cm" svg:height="0.635cm" svg:x="7.985cm" svg:y="17.129cm">
          <text:p text:style-name="P1"><text:span text:style-name="T1">KnownTarget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6" draw:id="id26" draw:layer="layout" svg:width="5.08cm" svg:height="0.635cm" svg:x="11.541cm" svg:y="13.192cm">
          <text:p text:style-name="P1">Player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5.08cm" svg:height="0.635cm" svg:x="1.635cm" svg:y="20.431cm">
          <text:p text:style-name="P1">VisibilityFilter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5.08cm" svg:height="0.635cm" svg:x="1.635cm" svg:y="21.066cm">
          <text:p text:style-name="P1"><text:span text:style-name="T1">TargetWidget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.08cm" svg:height="0.635cm" svg:x="1.635cm" svg:y="19.161cm">
          <text:p text:style-name="P1">TargetWidgetRegistry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5.08cm" svg:height="0.635cm" svg:x="1.635cm" svg:y="19.796cm">
          <text:p text:style-name="P1">TargetProjector</text:p>
          <draw:enhanced-geometry svg:viewBox="0 0 21600 21600" draw:type="rectangle" draw:enhanced-path="M 0 0 L 21600 0 21600 21600 0 21600 0 0 Z N"/>
        </draw:custom-shape>
        <draw:custom-shape draw:style-name="gr4" draw:text-style-name="P1" xml:id="id29" draw:id="id29" draw:layer="layout" svg:width="5.08cm" svg:height="0.635cm" svg:x="11.541cm" svg:y="25.13cm">
          <text:p text:style-name="P1">StringMatchDamag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0.635cm" svg:x="11.541cm" svg:y="25.765cm">
          <text:p text:style-name="P1"><text:span text:style-name="T1">Dam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08cm" svg:height="0.635cm" svg:x="1.635cm" svg:y="25.13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0.635cm" svg:x="1.635cm" svg:y="25.765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08cm" svg:height="0.635cm" svg:x="11.541cm" svg:y="5.699cm">
          <text:p text:style-name="P1">ActorScoreSource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08cm" svg:height="0.635cm" svg:x="11.541cm" svg:y="6.334cm">
          <text:p text:style-name="P1"><text:span text:style-name="T1">Score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08cm" svg:height="0.635cm" svg:x="8.112cm" svg:y="2.143cm">
          <text:p text:style-name="P1">PlayerActorSource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5.08cm" svg:height="0.635cm" svg:x="8.112cm" svg:y="2.778cm">
          <text:p text:style-name="P1"><text:span text:style-name="T1">Actor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9" draw:id="id19" draw:layer="layout" svg:width="5.08cm" svg:height="0.635cm" svg:x="1.127cm" svg:y="6.461cm">
          <text:p text:style-name="P1"><text:span text:style-name="T1">Origin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08cm" svg:height="0.635cm" svg:x="1.127cm" svg:y="5.826cm">
          <text:p text:style-name="P1">ActorOriginSour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svg:x1="4.175cm" svg:y1="21.701cm" svg:x2="4.175cm" svg:y2="25.13cm" draw:start-shape="id1" draw:start-glue-point="2" draw:end-shape="id2" draw:end-glue-point="0" svg:d="M4175 21701v3429" svg:viewBox="0 0 1 3430">
          <text:p/>
        </draw:connector>
        <draw:connector draw:style-name="gr9" draw:text-style-name="P3" draw:layer="layout" draw:line-skew="0.128cm" svg:x1="10.652cm" svg:y1="3.413cm" svg:x2="14.081cm" svg:y2="5.699cm" draw:start-shape="id3" draw:start-glue-point="2" draw:end-shape="id4" draw:end-glue-point="0" svg:d="M10652 3413v1270h3429v1016" svg:viewBox="0 0 3430 2287">
          <text:p/>
        </draw:connector>
        <draw:connector draw:style-name="gr9" draw:text-style-name="P3" draw:layer="layout" svg:x1="10.658cm" svg:y1="1.063cm" svg:x2="10.652cm" svg:y2="2.143cm" draw:end-shape="id5" draw:end-glue-point="0" svg:d="M10658 1063v277h-6v803" svg:viewBox="0 0 7 1081">
          <text:p/>
        </draw:connector>
        <draw:connector draw:style-name="gr9" draw:text-style-name="P3" draw:layer="layout" draw:line-skew="0.064cm" svg:x1="10.652cm" svg:y1="3.413cm" svg:x2="3.667cm" svg:y2="5.826cm" draw:start-shape="id3" draw:start-glue-point="2" draw:end-shape="id6" draw:end-glue-point="0" svg:d="M10652 3413v1270h-6985v1143" svg:viewBox="0 0 6986 2414">
          <text:p/>
        </draw:connector>
        <draw:connector draw:style-name="gr9" draw:text-style-name="P3" draw:layer="layout" draw:line-skew="-0.063cm" svg:x1="10.525cm" svg:y1="17.764cm" svg:x2="4.175cm" svg:y2="19.161cm" draw:start-shape="id7" draw:start-glue-point="2" draw:end-shape="id8" draw:end-glue-point="0" svg:d="M10525 17764v635h-6350v762" svg:viewBox="0 0 6351 1398">
          <text:p/>
        </draw:connector>
        <draw:connector draw:style-name="gr9" draw:text-style-name="P3" draw:layer="layout" draw:line-skew="-1.523cm" svg:x1="6.969cm" svg:y1="10.906cm" svg:x2="10.525cm" svg:y2="16.494cm" draw:start-shape="id9" draw:start-glue-point="2" draw:end-shape="id10" draw:end-glue-point="0" svg:d="M6969 10906v1270h3556v4318" svg:viewBox="0 0 3557 5589">
          <text:p/>
        </draw:connector>
        <draw:connector draw:style-name="gr9" draw:text-style-name="P3" draw:layer="layout" svg:x1="6.715cm" svg:y1="21.383cm" svg:x2="6.715cm" svg:y2="20.113cm" draw:start-shape="id1" draw:start-glue-point="1" draw:end-shape="id11" draw:end-glue-point="1" svg:d="M6715 21383h526v-1270h-526" svg:viewBox="0 0 527 1271">
          <text:p/>
        </draw:connector>
        <draw:connector draw:style-name="gr9" draw:text-style-name="P3" draw:layer="layout" svg:x1="6.715cm" svg:y1="21.383cm" svg:x2="6.715cm" svg:y2="20.748cm" draw:start-shape="id1" draw:start-glue-point="1" draw:end-shape="id12" draw:end-glue-point="1" svg:d="M6715 21383h526v-635h-526" svg:viewBox="0 0 527 636">
          <text:p/>
        </draw:connector>
        <draw:connector draw:style-name="gr9" draw:text-style-name="P3" draw:layer="layout" draw:line-skew="0.382cm" svg:x1="14.081cm" svg:y1="14.462cm" svg:x2="10.525cm" svg:y2="16.494cm" draw:start-shape="id13" draw:start-glue-point="2" draw:end-shape="id10" draw:end-glue-point="0" svg:d="M14081 14462v1397h-3556v635" svg:viewBox="0 0 3557 2033">
          <text:p/>
        </draw:connector>
        <draw:connector draw:style-name="gr9" draw:text-style-name="P3" draw:layer="layout" draw:line-skew="0.117cm" svg:x1="6.969cm" svg:y1="14.991cm" svg:x2="10.525cm" svg:y2="16.494cm" draw:start-shape="id14" draw:start-glue-point="2" draw:end-shape="id10" draw:end-glue-point="0" svg:d="M6969 14991v868h3556v635" svg:viewBox="0 0 3557 1504">
          <text:p/>
        </draw:connector>
        <draw:connector draw:style-name="gr9" draw:text-style-name="P3" draw:layer="layout" svg:x1="14.081cm" svg:y1="6.969cm" svg:x2="14.081cm" svg:y2="8.493cm" draw:start-shape="id15" draw:start-glue-point="2" draw:end-shape="id16" draw:end-glue-point="0" svg:d="M14081 6969v1524" svg:viewBox="0 0 1 1525">
          <text:p/>
        </draw:connector>
        <draw:connector draw:style-name="gr9" draw:text-style-name="P3" draw:layer="layout" svg:x1="9.509cm" svg:y1="10.588cm" svg:x2="9.509cm" svg:y2="9.953cm" draw:start-shape="id9" draw:start-glue-point="1" draw:end-shape="id17" draw:end-glue-point="1" svg:d="M9509 10588h526v-635h-526" svg:viewBox="0 0 527 636">
          <text:p/>
        </draw:connector>
        <draw:connector draw:style-name="gr9" draw:text-style-name="P3" draw:layer="layout" draw:line-skew="-0.126cm" svg:x1="14.081cm" svg:y1="14.462cm" svg:x2="17.51cm" svg:y2="22.59cm" draw:start-shape="id13" draw:start-glue-point="2" draw:end-shape="id18" draw:end-glue-point="0" svg:d="M14081 14462v3937h3429v4191" svg:viewBox="0 0 3430 8129">
          <text:p/>
        </draw:connector>
        <draw:connector draw:style-name="gr9" draw:text-style-name="P3" draw:layer="layout" draw:line-skew="-5.333cm" svg:x1="10.652cm" svg:y1="3.413cm" svg:x2="17.51cm" svg:y2="22.59cm" draw:start-shape="id3" draw:start-glue-point="2" draw:end-shape="id18" draw:end-glue-point="0" svg:d="M10652 3413v4255h6858v14922" svg:viewBox="0 0 6859 19178">
          <text:p/>
        </draw:connector>
        <draw:connector draw:style-name="gr9" draw:text-style-name="P3" draw:layer="layout" svg:x1="3.667cm" svg:y1="7.096cm" svg:x2="4.429cm" svg:y2="8.683cm" draw:start-shape="id19" draw:start-glue-point="2" draw:end-shape="id20" draw:end-glue-point="3" svg:d="M3667 7096v1587h762" svg:viewBox="0 0 763 1588">
          <text:p/>
        </draw:connector>
        <draw:connector draw:style-name="gr9" draw:text-style-name="P3" draw:layer="layout" svg:x1="3.667cm" svg:y1="7.096cm" svg:x2="4.429cm" svg:y2="8.048cm" draw:start-shape="id19" draw:start-glue-point="2" draw:end-shape="id21" draw:end-glue-point="3" svg:d="M3667 7096v952h762" svg:viewBox="0 0 763 953">
          <text:p/>
        </draw:connector>
        <draw:connector draw:style-name="gr9" draw:text-style-name="P3" draw:layer="layout" svg:x1="10.652cm" svg:y1="3.413cm" svg:x2="9.509cm" svg:y2="9.318cm" draw:start-shape="id3" draw:start-glue-point="2" draw:end-shape="id22" draw:end-glue-point="1" svg:d="M10652 3413v5905h-1143" svg:viewBox="0 0 1144 5906">
          <text:p/>
        </draw:connector>
        <draw:connector draw:style-name="gr9" draw:text-style-name="P3" draw:layer="layout" svg:x1="3.667cm" svg:y1="7.096cm" svg:x2="1.635cm" svg:y2="20.748cm" draw:start-shape="id19" draw:start-glue-point="2" draw:end-shape="id12" draw:end-glue-point="3" svg:d="M3667 7096v6667h-2558v6985h526" svg:viewBox="0 0 2559 13653">
          <text:p/>
        </draw:connector>
        <draw:custom-shape draw:style-name="gr10" draw:text-style-name="P2" xml:id="id27" draw:id="id27" draw:layer="layout" svg:width="5.08cm" svg:height="0.635cm" svg:x="11.541cm" svg:y="9.763cm">
          <text:p text:style-name="P1"><text:span text:style-name="T1">Difficulty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0" draw:id="id30" draw:layer="layout" svg:width="5.08cm" svg:height="0.635cm" svg:x="11.541cm" svg:y="9.128cm">
          <text:p text:style-name="P1">SelectedDifficulty</text:p>
          <draw:enhanced-geometry svg:viewBox="0 0 21600 21600" draw:type="rectangle" draw:enhanced-path="M 0 0 L 21600 0 21600 21600 0 21600 0 0 Z N"/>
        </draw:custom-shape>
        <draw:custom-shape draw:style-name="gr4" draw:text-style-name="P1" xml:id="id23" draw:id="id23" draw:layer="layout" svg:width="5.08cm" svg:height="0.635cm" svg:x="7.985cm" svg:y="22.59cm">
          <text:p text:style-name="P1">AutoModeSource</text:p>
          <draw:enhanced-geometry svg:viewBox="0 0 21600 21600" draw:type="rectangle" draw:enhanced-path="M 0 0 L 21600 0 21600 21600 0 21600 0 0 Z N"/>
        </draw:custom-shape>
        <draw:custom-shape draw:style-name="gr7" draw:text-style-name="P1" xml:id="id24" draw:id="id24" draw:layer="layout" svg:width="5.08cm" svg:height="0.635cm" svg:x="7.985cm" svg:y="23.225cm">
          <text:p text:style-name="P1"><text:span text:style-name="T1">ModeSource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0.525cm" svg:y1="17.764cm" svg:x2="10.525cm" svg:y2="22.59cm" draw:start-shape="id7" draw:start-glue-point="2" draw:end-shape="id23" draw:end-glue-point="0" svg:d="M10525 17764v4826" svg:viewBox="0 0 1 4827">
          <text:p/>
        </draw:connector>
        <draw:connector draw:style-name="gr9" draw:text-style-name="P3" draw:layer="layout" draw:type="lines" svg:x1="10.525cm" svg:y1="23.86cm" svg:x2="10.559cm" svg:y2="24.999cm" draw:start-shape="id24" draw:start-glue-point="2" svg:d="M10525 23860v525l34 614" svg:viewBox="0 0 35 1140">
          <text:p/>
        </draw:connector>
        <draw:connector draw:style-name="gr9" draw:text-style-name="P3" draw:layer="layout" draw:type="lines" svg:x1="5.53cm" svg:y1="12.541cm" svg:x2="6.969cm" svg:y2="13.065cm" draw:end-shape="id25" draw:end-glue-point="0" svg:d="M5530 12541l1439-3v527" svg:viewBox="0 0 1440 528">
          <text:p/>
        </draw:connector>
        <draw:connector draw:style-name="gr9" draw:text-style-name="P3" draw:layer="layout" draw:type="lines" svg:x1="17.136cm" svg:y1="14.39cm" svg:x2="16.621cm" svg:y2="13.509cm" draw:end-shape="id26" draw:end-glue-point="1" svg:d="M17136 14390l11-881h-526" svg:viewBox="0 0 527 882">
          <text:p/>
        </draw:connector>
        <draw:connector draw:style-name="gr11" draw:text-style-name="P3" draw:layer="layout" svg:x1="4.429cm" svg:y1="9.318cm" svg:x2="4.429cm" svg:y2="14.673cm" draw:start-shape="id22" draw:start-glue-point="3" draw:end-shape="id14" draw:end-glue-point="3" svg:d="M4429 9318h-526v5355h526" svg:viewBox="0 0 527 5356">
          <text:p/>
        </draw:connector>
        <draw:custom-shape draw:style-name="gr1" draw:text-style-name="P1" draw:layer="layout" svg:width="5.08cm" svg:height="0.635cm" svg:x="4.429cm" svg:y="13.721cm">
          <text:p text:style-name="P1">DisabledTargetSourceHu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4" draw:id="id14" draw:layer="layout" svg:width="5.08cm" svg:height="0.635cm" svg:x="4.429cm" svg:y="14.356cm">
          <text:p text:style-name="P1">DisabledTargetSource</text:p>
          <draw:enhanced-geometry svg:viewBox="0 0 21600 21600" draw:type="rectangle" draw:enhanced-path="M 0 0 L 21600 0 21600 21600 0 21600 0 0 Z N"/>
        </draw:custom-shape>
        <draw:custom-shape draw:style-name="gr4" draw:text-style-name="P1" xml:id="id25" draw:id="id25" draw:layer="layout" svg:width="5.08cm" svg:height="0.635cm" svg:x="4.429cm" svg:y="13.065cm">
          <text:p text:style-name="P1">DeathReporter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4.081cm" svg:y1="10.398cm" svg:x2="14.081cm" svg:y2="11.922cm" draw:start-shape="id27" draw:start-glue-point="2" draw:end-shape="id28" draw:end-glue-point="0" svg:d="M14081 10398v1524" svg:viewBox="0 0 1 1525">
          <text:p/>
        </draw:connector>
        <draw:connector draw:style-name="gr9" draw:text-style-name="P3" draw:layer="layout" svg:x1="14.081cm" svg:y1="14.462cm" svg:x2="14.081cm" svg:y2="25.13cm" draw:start-shape="id13" draw:start-glue-point="2" draw:end-shape="id29" draw:end-glue-point="0" svg:d="M14081 14462v10668" svg:viewBox="0 0 1 10669">
          <text:p/>
        </draw:connector>
        <draw:connector draw:style-name="gr9" draw:text-style-name="P3" draw:layer="layout" draw:line-skew="-3.047cm" svg:x1="10.525cm" svg:y1="17.764cm" svg:x2="14.081cm" svg:y2="25.13cm" draw:start-shape="id7" draw:start-glue-point="2" draw:end-shape="id29" draw:end-glue-point="0" svg:d="M10525 17764v635h3556v6731" svg:viewBox="0 0 3557 7367">
          <text:p/>
        </draw:connector>
        <draw:connector draw:style-name="gr9" draw:text-style-name="P3" draw:layer="layout" svg:x1="17.235cm" svg:y1="10.47cm" svg:x2="16.621cm" svg:y2="9.445cm" draw:end-shape="id30" draw:end-glue-point="1" svg:d="M17235 10470h-44v-1025h-570" svg:viewBox="0 0 615 10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21:43:01.097641219</meta:creation-date>
    <dc:date>2019-07-26T22:27:10.205037152</dc:date>
    <meta:editing-duration>P3DT8H52M39S</meta:editing-duration>
    <meta:editing-cycles>16</meta:editing-cycles>
    <meta:generator>LibreOffice/6.1.5.2$Linux_X86_64 LibreOffice_project/10$Build-2</meta:generator>
    <meta:document-statistic meta:object-count="62"/>
  </office:meta>
</office:document-meta>
</file>